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3" style:family="paragraph">
      <style:paragraph-properties fo:margin-top="0pt" fo:margin-bottom="0pt" fo:text-indent="0pt"/>
    </style:style>
  </office:automatic-styles>
  <office:body>
    <office:text>
      <text:p text:style-name="p3"><text:span text:style-name="c0">HOW DO I USE FD?</text:span></text:p>
      <text:p text:style-name="p3"/>
      <text:p text:style-name="p3"><text:span text:style-name="c0">Answer some quick questions</text:span></text:p>
      <text:p text:style-name="p3"/>
      <text:p text:style-name="p3"><text:span text:style-name="c0">See a visual history of your illness</text:span></text:p>
      <text:p text:style-name="p3"/>
      <text:p text:style-name="p3"><text:span text:style-name="c0">Are your treatments working?</text:span></text:p>
      <text:p text:style-name="p3"/>
      <text:p text:style-name="p3"><text:span text:style-name="c0">What effect are the triggers</text:span></text:p>
      <text:p text:style-name="p3"/>
      <text:p text:style-name="p3"><text:span text:style-name="c0">Intro?</text:span></text:p>
      <text:p text:style-name="p3"><text:span text:style-name="c0">Wondering if eating dairy triggers your Crohn’s Disease? Trying to figure out if stress is causing your RA to flare? Not sure how much your expensive medications are actually doing? FLAREDOWN is for you.</text:span></text:p>
      <text:p text:style-name="p3"/>
    </office:text>
  </office:body>
</office:document-content>
</file>